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.00.00</text:date>, <text:time style:data-style-name="N2" text:time-value="22:42:54.5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1T22:45:22.494000000</dc:date>
    <meta:print-date>2006-09-05T16:08:04</meta:print-date>
    <meta:editing-duration>PT14M58S</meta:editing-duration>
    <meta:editing-cycles>9</meta:editing-cycles>
    <meta:generator>LibreOfficeDev/5.4.0.0.alpha0$Windows_x86 LibreOffice_project/fedf4e5db7d9f755fa356e986ec0f0b8bf3bef57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title svg:x="7.433cm" svg:y="0.315cm" chart:style-name="ch2">
          <text:p>Éves árbevétel</text:p>
        </chart:title>
        <chart:legend chart:legend-position="end" svg:x="14.482cm" svg:y="3.568cm" style:legend-expansion="high" chart:style-name="ch3"/>
        <chart:plot-area chart:style-name="ch4" table:cell-range-address="Mo_példa_06_a.D10:Mo_példa_06_a.H14" chart:data-source-has-labels="both" svg:x="1.318cm" svg:y="1.248cm" svg:width="12.805cm" svg:height="6.659cm">
          <chartooo:coordinate-region svg:x="3.712cm" svg:y="1.421cm" svg:width="9.284cm" svg:height="5.892cm"/>
          <chart:axis chart:dimension="x" chart:name="primary-x" chart:style-name="ch5" chartooo:axis-type="auto">
            <chartooo:date-scale/>
            <chart:title svg:x="6.922cm" svg:y="8.087cm" chart:style-name="ch6">
              <text:p>Negyedév</text:p>
            </chart:title>
            <chart:categories table:cell-range-address="Mo_példa_06_a.E10:Mo_példa_06_a.H10"/>
          </chart:axis>
          <chart:axis chart:dimension="y" chart:name="primary-y" chart:style-name="ch7">
            <chart:title svg:x="0.451cm" svg:y="5.6cm" chart:style-name="ch8">
              <text:p>Árbevétel (Ft)</text:p>
            </chart:title>
            <chart:grid chart:style-name="ch9" chart:class="major"/>
          </chart:axis>
          <chart:series chart:style-name="ch10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draw:g>
                  <svg:desc>Mo_példa_06_a.E10:Mo_példa_06_a.H10</svg:desc>
                </draw:g>
              </table:table-cell>
              <table:table-cell office:value-type="string">
                <text:p>2. negyedév</text:p>
              </table:table-cell>
              <table:table-cell office:value-type="string">
                <text:p>3. negyedév</text:p>
              </table:table-cell>
              <table:table-cell office:value-type="string">
                <text:p>4. negyedév</text:p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